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038" officeooo:paragraph-rsid="00171038"/>
    </style:style>
    <style:style style:name="P2" style:family="paragraph" style:parent-style-name="Standard">
      <style:text-properties officeooo:paragraph-rsid="00171038"/>
    </style:style>
    <style:style style:name="T1" style:family="text">
      <style:text-properties officeooo:rsid="00171038"/>
    </style:style>
    <style:style style:name="T2" style:family="text">
      <style:text-properties fo:font-variant="normal" fo:text-transform="none" fo:color="#202124" style:font-name="Google Sans" fo:font-size="21pt" fo:letter-spacing="normal" fo:font-style="normal" fo:font-weight="normal"/>
    </style:style>
    <style:style style:name="T3" style:family="text">
      <style:text-properties fo:font-variant="normal" fo:text-transform="none" fo:color="#202124" style:font-name="Google Sans" fo:font-size="21pt" fo:letter-spacing="normal" fo:font-style="normal" fo:font-weight="normal" officeooo:rsid="00171038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171038"/>
    </style:style>
    <style:style style:name="T6" style:family="text">
      <style:text-properties officeooo:rsid="00177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wtha<text:span text:style-name="T6">m </text:span>832022</text:p>
      <text:p text:style-name="Standard"/>
      <text:p text:style-name="Standard"/>
      <text:p text:style-name="Standard">Idiom-To be loaded</text:p>
      <text:p text:style-name="Standard">Meaning-To have a great deal of money</text:p>
      <text:p text:style-name="Standard">Sentence-My new neighbour is extremely loaded</text:p>
      <text:p text:style-name="Standard">Opposite idiom-To be broke</text:p>
      <text:p text:style-name="Standard">Meaning-To completely run out of money and other assets</text:p>
      <text:p text:style-name="Standard">Sentence-This company is going to go broke if you don't <text:s/>stop spending money foolishly</text:p>
      <text:p text:style-name="P1"/>
      <text:p text:style-name="P1"/>
      <text:p text:style-name="P1"/>
      <text:p text:style-name="P1">Saiganesh 832023</text:p>
      <text:p text:style-name="P1"><text:s/></text:p>
      <text:p text:style-name="Standard">Idiom:To make big bucks</text:p>
      <text:p text:style-name="Standard">Meaning:To make a lot of money </text:p>
      <text:p text:style-name="Standard">Sentence: Her parents spent big bucks on her wedding </text:p>
      <text:p text:style-name="Standard">Opposite idiom: Pin money </text:p>
      <text:p text:style-name="Standard">Meaning:A small amount </text:p>
      <text:p text:style-name="Standard">Sentence:You can't buy such a thing with pin money.</text:p>
      <text:p text:style-name="Standard"/>
      <text:p text:style-name="Standard"/>
      <text:p text:style-name="Standard"/>
      <text:p text:style-name="P1">Anirudh 832024</text:p>
      <text:p text:style-name="Standard"/>
      <text:p text:style-name="Standard">Idiom - Break the bank</text:p>
      <text:p text:style-name="Standard">Meaning - <text:s/>Something costs too much money, or to use all of one's money.</text:p>
      <text:p text:style-name="Standard">Sentence - <text:s/>Spendthrift breaks the bank for his useless luxurious items and didn't gave a thought about his family.</text:p>
      <text:p text:style-name="Standard">Opposite - Penny-pinching</text:p>
      <text:p text:style-name="Standard">Means - To save money</text:p>
      <text:p text:style-name="Standard">Sentence <text:s/>- I have to do some penny-pinching this month if I want to buy that coat!</text:p>
      <text:p text:style-name="Standard"/>
      <text:p text:style-name="Standard"/>
      <text:p text:style-name="Standard"/>
      <text:p text:style-name="P1">Gurkirat 832025</text:p>
      <text:p text:style-name="P1"/>
      <text:p text:style-name="P2">Idiom – <text:span text:style-name="T1">A dime a dozen</text:span></text:p>
      <text:p text:style-name="P2">Meaning - <text:s/><text:span text:style-name="T4">very common and of no particular value.</text:span></text:p>
      <text:p text:style-name="P2">Sentence - <text:s/><text:span text:style-name="T1">T</text:span><text:span text:style-name="T4">hose ant</text:span><text:span text:style-name="T5">i</text:span><text:span text:style-name="T4">que dishes are pretty, but they're a dime a dozen.</text:span> </text:p>
      <text:p text:style-name="P2">Opposite – <text:span text:style-name="T6">Cost a Fortune</text:span></text:p>
      <text:p text:style-name="P2">Means – <text:span text:style-name="T6">Cost a lot of money</text:span></text:p>
      <text:p text:style-name="P2">Sentence <text:s/>- <text:span text:style-name="T6">Buying a house in Downtown will cost quiet a fortu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1:00:13.037690905</meta:creation-date>
    <meta:generator>LibreOffice/6.4.6.2$Linux_X86_64 LibreOffice_project/40$Build-2</meta:generator>
    <dc:date>2020-12-27T21:18:52.837053528</dc:date>
    <meta:editing-duration>PT7M37S</meta:editing-duration>
    <meta:editing-cycles>1</meta:editing-cycles>
    <meta:document-statistic meta:table-count="0" meta:image-count="0" meta:object-count="0" meta:page-count="1" meta:paragraph-count="29" meta:word-count="198" meta:character-count="1134" meta:non-whitespace-character-count="948"/>
  </office:meta>
</office:document-meta>
</file>